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7/04/2018 V0.8.45</text:p>
      <text:p text:style-name="P3">Ajout</text:p>
      <text:list xml:id="list2666780653344704493" text:style-name="WWNum4">
        <text:list-item>
          <text:p text:style-name="P8">Listes des attaques dans un onglets à part (pour éviter les scroll horizontal)</text:p>
        </text:list-item>
      </text:list>
      <text:p text:style-name="P1">17/04/2018 V0.8.44</text:p>
      <text:p text:style-name="P3">Ajout</text:p>
      <text:list xml:id="list37570353" text:continue-numbering="true" text:style-name="WWNum4">
        <text:list-item>
          <text:p text:style-name="P8">Wattouat shiny (et famille)</text:p>
        </text:list-item>
        <text:list-item>
          <text:p text:style-name="P8">Dracochoc direct legacy sur pharamp</text:p>
        </text:list-item>
      </text:list>
      <text:p text:style-name="P1">03/04/2018 V0.8.42</text:p>
      <text:p text:style-name="P3">Ajout</text:p>
      <text:list xml:id="list37567683" text:continue-numbering="true" text:style-name="WWNum4">
        <text:list-item>
          <text:p text:style-name="P8">Nouveaux sprit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37591072" text:continue-numbering="true" text:style-name="WWNum4">
        <text:list-item>
          <text:p text:style-name="P8">Ajout des bonbons manquant</text:p>
        </text:list-item>
        <text:list-item>
          <text:p text:style-name="P8">Mew disponible</text:p>
        </text:list-item>
        <text:list-item>
          <text:p text:style-name="P8">Changement des raids</text:p>
        </text:list-item>
        <text:list-item>
          <text:p text:style-name="P8">Latias et Latios disponible</text:p>
        </text:list-item>
        <text:list-item>
          <text:p text:style-name="P8">Lugia plus dipo en raid</text:p>
        </text:list-item>
        <text:list-item>
          <text:p text:style-name="P8">nouvelle médaill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37587517" text:continue-numbering="true" text:style-name="WWNum4">
        <text:list-item>
          <text:p text:style-name="P8">Magby, Magmar, togepi, togetic, Okéoké et Qulbutoké dispo en shiny</text:p>
        </text:list-item>
        <text:list-item>
          <text:p text:style-name="P8">Onglet taux de capture renommé en ratio de capture</text:p>
          <text:p text:style-name="P14">Bug Fix</text:p>
        </text:list-item>
        <text:list-item>
          <text:p text:style-name="P8">Correction de fautes de frappe</text:p>
        </text:list-item>
      </text:list>
      <text:p text:style-name="P1">21/03/2018 V0.8.40</text:p>
      <text:p text:style-name="P3"><text:soft-page-break/>Ajout</text:p>
      <text:list xml:id="list37567990" text:continue-numbering="true" text:style-name="WWNum4">
        <text:list-item>
          <text:p text:style-name="P8">Prise en compte du niveau du pokémon et de boost météo (pour les raids) dans taux de capture</text:p>
        </text:list-item>
        <text:list-item>
          <text:p text:style-name="P8">Magby, Magmar, togepi, togetic, Okéoké et Qulbutoké dispo en shiny</text:p>
          <text:p text:style-name="P14">Bug Fix</text:p>
        </text:list-item>
        <text:list-item>
          <text:p text:style-name="P8">La liste des attaques plus disponible s'affiche correctement</text:p>
        </text:list-item>
      </text:list>
      <text:p text:style-name="P1">16/03/2018 V0.8.39</text:p>
      <text:p text:style-name="P3">Ajout</text:p>
      <text:list xml:id="list37585040" text:continue-numbering="true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37579684" text:continue-numbering="true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37580090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37572025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<text:soft-page-break/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37598057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7586945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37578670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37594359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7567005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7596632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<text:soft-page-break/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37595792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7591141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<text:soft-page-break/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7593064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7576588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37585542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<text:soft-page-break/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37586585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37567312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7585559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37569521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7594118" text:continue-numbering="true" text:style-name="WWNum4">
        <text:list-item>
          <text:p text:style-name="P8"><text:soft-page-break/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37591627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37595936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7566506" text:continue-numbering="true" text:style-name="WWNum4">
        <text:list-item>
          <text:p text:style-name="P8"><text:soft-page-break/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37569326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37583274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<text:soft-page-break/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7569997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7580811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7580051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37571506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<text:soft-page-break/>31/12/2017 V0.8.9</text:p>
      <text:p text:style-name="P3">Ajout</text:p>
      <text:list xml:id="list37589982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37593008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7576174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7589511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<text:soft-page-break/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37596531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7578622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37567012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7588687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<text:soft-page-break/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7584429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37596772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7588853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37589266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7580798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<text:soft-page-break/>Ajout</text:p>
      <text:list xml:id="list37581154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7582455" text:continue-numbering="true" text:style-name="WWNum4">
        <text:list-item>
          <text:p text:style-name="P7">Version mac et linux</text:p>
        </text:list-item>
      </text:list>
      <text:p text:style-name="P1">Bug Fix</text:p>
      <text:list xml:id="list37576808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7566521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7596232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6168039870066852547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7578818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<text:soft-page-break/>Ajout</text:p>
      <text:list xml:id="list37587918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7583597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7568449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7592174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<text:soft-page-break/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7593050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7566576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7582991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7585723" text:continue-numbering="true" text:style-name="WWNum5">
        <text:list-item>
          <text:p text:style-name="P12"><text:soft-page-break/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7586961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7566783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663528356795307398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7592089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7597198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7592979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<text:soft-page-break/>Bug fix</text:p>
      <text:list xml:id="list37579780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7592610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7570596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7598464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7579256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7577690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7570945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7586327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4</meta:editing-cycles>
    <meta:creation-date>2017-11-19T07:24:00</meta:creation-date>
    <dc:date>2018-04-17T17:38:56.89</dc:date>
    <meta:editing-duration>P11DT1H4M1S</meta:editing-duration>
    <meta:generator>OpenOffice/4.1.4$Win32 OpenOffice.org_project/414m5$Build-9788</meta:generator>
    <meta:document-statistic meta:table-count="0" meta:image-count="0" meta:object-count="0" meta:page-count="17" meta:paragraph-count="472" meta:word-count="3455" meta:character-count="191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